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visibility="collapse" table:number-columns-repeated="1017" table:default-cell-style-name="ce3"/>
        <table:table-row table:style-name="ro1">
          <table:table-cell table:style-name="ce1" office:value-type="string" calcext:value-type="string">
            <text:p>SES #</text:p>
          </table:table-cell>
          <table:table-cell table:style-name="ce1" office:value-type="string" calcext:value-type="string">
            <text:p>COURSEWARE</text:p>
          </table:table-cell>
          <table:table-cell table:style-name="ce1" office:value-type="string" calcext:value-type="string">
            <text:p>READINGS</text:p>
          </table:table-cell>
          <table:table-cell table:style-name="ce1" office:value-type="string" calcext:value-type="string">
            <text:p>LECTURE SLIDES</text:p>
          </table:table-cell>
          <table:table-cell table:style-name="ce1" office:value-type="string" calcext:value-type="string">
            <text:p>IN-CLASS QUESTIONS</text:p>
          </table:table-cell>
          <table:table-cell table:style-name="ce1" office:value-type="string" calcext:value-type="string">
            <text:p>ASSIGNMENTS</text:p>
          </table:table-cell>
          <table:table-cell table:style-name="ce4" office:value-type="string" calcext:value-type="string">
            <text:p>Status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Unit 1: Proofs</text:p>
          </table:table-cell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tp1-1" xlink:type="simple">1.1 Intro to Proof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.pdf" xlink:type="simple">Chapter 1.1–1.6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Welcome6.042.pdf" xlink:type="simple">Welcome to 6.042J (PDF)</text:a></text:p>
            <text:p><text:a xlink:href="https://ocw.mit.edu/courses/electrical-engineering-and-computer-science/6-042j-mathematics-for-computer-science-spring-2015/lecture-slides/MIT6_042JS16_Introduction.pdf" xlink:type="simple">Introduction to Proof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.pdf" xlink:type="simple">Session 1 In-Class Questions (PDF)</text:a></text:p>
          </table:table-cell>
          <table:table-cell table:style-name="ce2" office:value-type="string" calcext:value-type="string" table:number-columns-spanned="1" table:number-rows-spanned="4">
            <text:p><text:a xlink:href="https://ocw.mit.edu/courses/electrical-engineering-and-computer-science/6-042j-mathematics-for-computer-science-spring-2015/assignments/MIT6_042JS15_ps1.pdf" xlink:type="simple">Problem Set 1 (PDF)</text:a></text:p>
          </table:table-cell>
          <table:table-cell table:style-name="ce4" office:value-type="string" calcext:value-type="string">
            <text:p>Wip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tp1-2" xlink:type="simple">1.2 Proof Method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.pdf" xlink:type="simple">Chapter 1.7–1.9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ProofContrad.pdf" xlink:type="simple">Proof by Contradiction (PDF)</text:a></text:p>
            <text:p><text:a xlink:href="https://ocw.mit.edu/courses/electrical-engineering-and-computer-science/6-042j-mathematics-for-computer-science-spring-2015/lecture-slides/MIT6_042JS16_ProofCases.pdf" xlink:type="simple">Proof by Cases (PDF)</text:a></text:p>
            <text:p><text:a xlink:href="https://ocw.mit.edu/courses/electrical-engineering-and-computer-science/6-042j-mathematics-for-computer-science-spring-2015/lecture-slides/MIT6_042JS16_ProofExample.pdf" xlink:type="simple">Proof by Cases Example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.pdf" xlink:type="simple">Session 2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tp2-1" xlink:type="simple">1.3 Well Ordering Principle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3.pdf" xlink:type="simple">Chapter 2.1–2.3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WellOrdering1.pdf" xlink:type="simple">Well Ordering Principle 1 (PDF)</text:a></text:p>
            <text:p><text:a xlink:href="https://ocw.mit.edu/courses/electrical-engineering-and-computer-science/6-042j-mathematics-for-computer-science-spring-2015/lecture-slides/MIT6_042JS16_WellOrdering2.pdf" xlink:type="simple">Well Ordering Principle 2 (PDF)</text:a></text:p>
            <text:p><text:a xlink:href="https://ocw.mit.edu/courses/electrical-engineering-and-computer-science/6-042j-mathematics-for-computer-science-spring-2015/lecture-slides/MIT6_042JS16_WellOrdering3.pdf" xlink:type="simple">Well Ordering Principle 3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3.pdf" xlink:type="simple">Session 3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tp2-2" xlink:type="simple">1.4 Logic &amp; Proposition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4.pdf" xlink:type="simple">Chapter 3.1–3.5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PropositOper.pdf" xlink:type="simple">Propositional Operators (PDF)</text:a></text:p>
            <text:p><text:a xlink:href="https://ocw.mit.edu/courses/electrical-engineering-and-computer-science/6-042j-mathematics-for-computer-science-spring-2015/lecture-slides/MIT6_042JS16_DigitalLogic.pdf" xlink:type="simple">Digital Logic (PDF)</text:a></text:p>
            <text:p><text:a xlink:href="https://ocw.mit.edu/courses/electrical-engineering-and-computer-science/6-042j-mathematics-for-computer-science-spring-2015/lecture-slides/MIT6_042JS16_TruthTables.pdf" xlink:type="simple">Truth Tables (PDF)</text:a></text:p>
            <text:p><text:a xlink:href="https://ocw.mit.edu/courses/electrical-engineering-and-computer-science/6-042j-mathematics-for-computer-science-spring-2015/lecture-slides/MIT6_042JS16_Implies.pdf" xlink:type="simple">Implies (PDF)</text:a></text:p>
            <text:p><text:a xlink:href="https://ocw.mit.edu/courses/electrical-engineering-and-computer-science/6-042j-mathematics-for-computer-science-spring-2015/lecture-slides/MIT6_042JS16_PropositLogic.pdf" xlink:type="simple">Propositional Logic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4.pdf" xlink:type="simple">Session 4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tp3-1" xlink:type="simple">1.5 Quantifiers &amp; Predicate Logic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5.pdf" xlink:type="simple">Chapter 3.6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Predicate1.pdf" xlink:type="simple">Predicate Logic 1 (PDF)</text:a></text:p>
            <text:p><text:a xlink:href="https://ocw.mit.edu/courses/electrical-engineering-and-computer-science/6-042j-mathematics-for-computer-science-spring-2015/lecture-slides/MIT6_042JS16_Predicate2.pdf" xlink:type="simple">Predicate Logic 2 (PDF)</text:a></text:p>
            <text:p><text:a xlink:href="https://ocw.mit.edu/courses/electrical-engineering-and-computer-science/6-042j-mathematics-for-computer-science-spring-2015/lecture-slides/MIT6_042JS16_Predicate3.pdf" xlink:type="simple">Predicate Logic 3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5.pdf" xlink:type="simple">Session 5 In-Class Questions (PDF)</text:a></text:p>
          </table:table-cell>
          <table:table-cell table:style-name="ce2" office:value-type="string" calcext:value-type="string" table:number-columns-spanned="1" table:number-rows-spanned="2">
            <text:p><text:a xlink:href="https://ocw.mit.edu/courses/electrical-engineering-and-computer-science/6-042j-mathematics-for-computer-science-spring-2015/assignments/MIT6_042JS15_ps2.pdf" xlink:type="simple">Problem Set 2 (PDF)</text:a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tp3-2" xlink:type="simple">1.6 Set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6.pdf" xlink:type="simple">Chapter 4.1–4.2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SetsDefinit.pdf" xlink:type="simple">Sets Definition (PDF)</text:a></text:p>
            <text:p><text:a xlink:href="https://ocw.mit.edu/courses/electrical-engineering-and-computer-science/6-042j-mathematics-for-computer-science-spring-2015/lecture-slides/MIT6_042JS16_SetsOperation.pdf" xlink:type="simple">Sets Operation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6.pdf" xlink:type="simple">Session 6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tp3-3" xlink:type="simple">1.7 Binary Relation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7.pdf" xlink:type="simple">Chapter 4.3–4.5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Relations.pdf" xlink:type="simple">Relations (PDF)</text:a></text:p>
            <text:p><text:a xlink:href="https://ocw.mit.edu/courses/electrical-engineering-and-computer-science/6-042j-mathematics-for-computer-science-spring-2015/lecture-slides/MIT6_042JS16_RelationalMap.pdf" xlink:type="simple">Relational Mapping (PDF)</text:a></text:p>
            <text:p><text:a xlink:href="https://ocw.mit.edu/courses/electrical-engineering-and-computer-science/6-042j-mathematics-for-computer-science-spring-2015/lecture-slides/MIT6_042JS16_FiniteCardi.pdf" xlink:type="simple">Finite Cardinality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7.pdf" xlink:type="simple">Session 7 In-Class Questions (PDF)</text:a></text:p>
          </table:table-cell>
          <table:table-cell table:style-name="ce2" office:value-type="string" calcext:value-type="string" table:number-columns-spanned="1" table:number-rows-spanned="2">
            <text:p><text:a xlink:href="https://ocw.mit.edu/courses/electrical-engineering-and-computer-science/6-042j-mathematics-for-computer-science-spring-2015/assignments/MIT6_042JS15_ps3.pdf" xlink:type="simple">Problem Set 3 (PDF)</text:a></text:p>
          </table:table-cell>
          <table:table-cell table:style-name="ce4"/>
          <table:table-cell table:number-columns-repeated="1017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tp4-1" xlink:type="simple">1.8 Induction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8.pdf" xlink:type="simple">Chapter 5.1–5.3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Induction.pdf" xlink:type="simple">Induction (PDF)</text:a></text:p>
            <text:p><text:a xlink:href="https://ocw.mit.edu/courses/electrical-engineering-and-computer-science/6-042j-mathematics-for-computer-science-spring-2015/lecture-slides/MIT6_042JS16_BogusInductn.pdf" xlink:type="simple">Bogus Induction (PDF - 1.2MB)</text:a></text:p>
            <text:p><text:a xlink:href="https://ocw.mit.edu/courses/electrical-engineering-and-computer-science/6-042j-mathematics-for-computer-science-spring-2015/lecture-slides/MIT6_042JS16_StrongInduct.pdf" xlink:type="simple">Strong Induction (PDF)</text:a></text:p>
            <text:p><text:a xlink:href="https://ocw.mit.edu/courses/electrical-engineering-and-computer-science/6-042j-mathematics-for-computer-science-spring-2015/lecture-slides/MIT6_042JS16_WOPvsInductn.pdf" xlink:type="simple">Ordinary Induction vs Strong Induction vs WOP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8.pdf" xlink:type="simple">Session 8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tp4-2" xlink:type="simple">1.9 State Machines—Invariant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9.pdf" xlink:type="simple">Chapter 5.4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StateMachine.pdf" xlink:type="simple">State Machine Invariants (PDF)</text:a></text:p>
            <text:p><text:a xlink:href="https://ocw.mit.edu/courses/electrical-engineering-and-computer-science/6-042j-mathematics-for-computer-science-spring-2015/lecture-slides/MIT6_042JS16_DerivedVaria.pdf" xlink:type="simple">Derived Variable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9.pdf" xlink:type="simple">Session 9 In-Class Questions (PDF)</text:a></text:p>
          </table:table-cell>
          <table:table-cell table:style-name="ce2" office:value-type="string" calcext:value-type="string" table:number-columns-spanned="1" table:number-rows-spanned="3">
            <text:p><text:a xlink:href="https://ocw.mit.edu/courses/electrical-engineering-and-computer-science/6-042j-mathematics-for-computer-science-spring-2015/assignments/MIT6_042JS15_ps4.pdf" xlink:type="simple">Problem Set 4 (PDF)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recursive-definition" xlink:type="simple">1.10 Recursive Definition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0.pdf" xlink:type="simple">Chapter 6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RecursiveData.pdf" xlink:type="simple">Recursive Data (PDF)</text:a></text:p>
            <text:p><text:a xlink:href="https://ocw.mit.edu/courses/electrical-engineering-and-computer-science/6-042j-mathematics-for-computer-science-spring-2015/lecture-slides/MIT6_042JS16_StructuralInd.pdf" xlink:type="simple">Structural Induction (PDF)</text:a></text:p>
            <text:p><text:a xlink:href="https://ocw.mit.edu/courses/electrical-engineering-and-computer-science/6-042j-mathematics-for-computer-science-spring-2015/lecture-slides/MIT6_042JS16_RecursiveFunc.pdf" xlink:type="simple">Recursive Function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0.pdf" xlink:type="simple">Session 10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ofs/tp4-3" xlink:type="simple">1.11 Infinite Set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1.pdf" xlink:type="simple">Chapter 7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Cardinality.pdf" xlink:type="simple">Cardinality (PDF)</text:a></text:p>
            <text:p><text:a xlink:href="https://ocw.mit.edu/courses/electrical-engineering-and-computer-science/6-042j-mathematics-for-computer-science-spring-2015/lecture-slides/MIT6_042JS16_CountableSets.pdf" xlink:type="simple">Countable Sets (PDF)</text:a></text:p>
            <text:p><text:a xlink:href="https://ocw.mit.edu/courses/electrical-engineering-and-computer-science/6-042j-mathematics-for-computer-science-spring-2015/lecture-slides/MIT6_042JS16_CantorsTheo.pdf" xlink:type="simple">Cantor's Theorem (PDF)</text:a></text:p>
            <text:p><text:a xlink:href="https://ocw.mit.edu/courses/electrical-engineering-and-computer-science/6-042j-mathematics-for-computer-science-spring-2015/lecture-slides/MIT6_042JS15_haltingproblm.pdf" xlink:type="simple">The Halting Problem (PDF)</text:a></text:p>
            <text:p><text:a xlink:href="https://ocw.mit.edu/courses/electrical-engineering-and-computer-science/6-042j-mathematics-for-computer-science-spring-2015/lecture-slides/MIT6_042JS16_RussellsParad.pdf" xlink:type="simple">Russell's Paradox (PDF)</text:a></text:p>
            <text:p><text:a xlink:href="https://ocw.mit.edu/courses/electrical-engineering-and-computer-science/6-042j-mathematics-for-computer-science-spring-2015/lecture-slides/MIT6_042JS15_theroyaxioms.pdf" xlink:type="simple">Set Theory Axiom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1.pdf" xlink:type="simple">Session 11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Exam</text:p>
          </table:table-cell>
          <table:table-cell table:style-name="Default" office:value-type="string" calcext:value-type="string">
            <text:p><text:a xlink:href="https://ocw.mit.edu/courses/electrical-engineering-and-computer-science/6-042j-mathematics-for-computer-science-spring-2015/exams/MIT6_042JS15_midterm1.pdf" xlink:type="simple">Midterm1</text:a></text:p>
          </table:table-cell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6" table:number-rows-spanned="1">
            <text:p>Unit 2: Structures</text:p>
          </table:table-cell>
          <table:covered-table-cell table:number-columns-repeated="5" table:style-name="ce4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tp5-1" xlink:type="simple">2.1 GCD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2.pdf" xlink:type="simple">Chapter 8.1–8.5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GCDsandLinear.pdf" xlink:type="simple">GCDs and Linear Combinations (PDF)</text:a></text:p>
            <text:p><text:a xlink:href="https://ocw.mit.edu/courses/electrical-engineering-and-computer-science/6-042j-mathematics-for-computer-science-spring-2015/lecture-slides/MIT6_042JS15_EuclidnAlgori.pdf" xlink:type="simple">Euclidean Algorithm (PDF)</text:a></text:p>
            <text:p><text:a xlink:href="https://ocw.mit.edu/courses/electrical-engineering-and-computer-science/6-042j-mathematics-for-computer-science-spring-2015/lecture-slides/MIT6_042JS15_Pulverizer.pdf" xlink:type="simple">The Pulverizer (PDF)</text:a></text:p>
            <text:p><text:a xlink:href="https://ocw.mit.edu/courses/electrical-engineering-and-computer-science/6-042j-mathematics-for-computer-science-spring-2015/lecture-slides/MIT6_042JS15_Hard_Primes.pdf" xlink:type="simple">Die Hard Primes (PDF)</text:a></text:p>
            <text:p><text:a xlink:href="https://ocw.mit.edu/courses/electrical-engineering-and-computer-science/6-042j-mathematics-for-computer-science-spring-2015/lecture-slides/MIT6_042JS15_UniqueFactor.pdf" xlink:type="simple">Prime Factorization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2.pdf" xlink:type="simple">Session 12 In-Class Questions (PDF)</text:a></text:p>
          </table:table-cell>
          <table:table-cell table:style-name="ce2" office:value-type="string" calcext:value-type="string" table:number-columns-spanned="1" table:number-rows-spanned="3">
            <text:p><text:a xlink:href="https://ocw.mit.edu/courses/electrical-engineering-and-computer-science/6-042j-mathematics-for-computer-science-spring-2015/assignments/MIT6_042JS15_ps5.pdf" xlink:type="simple">Problem Set 5 (PDF)</text:a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tp5-2" xlink:type="simple">2.2 Congruence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3.pdf" xlink:type="simple">Chapter 8.6–8.9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congruence.pdf" xlink:type="simple">Congruence (PDF)</text:a></text:p>
            <text:p><text:a xlink:href="https://ocw.mit.edu/courses/electrical-engineering-and-computer-science/6-042j-mathematics-for-computer-science-spring-2015/lecture-slides/MIT6_042JS15_inverses_mod.pdf" xlink:type="simple">Inverses Mod N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3.pdf" xlink:type="simple">Session 13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tp6-1" xlink:type="simple">2.3 Euler's Theorem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4.pdf" xlink:type="simple">Chapter 8.10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ModularEuler.pdf" xlink:type="simple">Modular Exponentiation: Euler's Function (PDF)</text:a></text:p>
            <text:p><text:a xlink:href="https://ocw.mit.edu/courses/electrical-engineering-and-computer-science/6-042j-mathematics-for-computer-science-spring-2015/lecture-slides/MIT6_042JS15_TheRingZn.pdf" xlink:type="simple">The Ring Z_n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4.pdf" xlink:type="simple">Session 14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tp6-2" xlink:type="simple">2.4 RSA Encryption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5.pdf" xlink:type="simple">Chapter 8.11–8.12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RSA_Encytion.pdf" xlink:type="simple">RSA Public Key Encryption (PDF)</text:a></text:p>
            <text:p><text:a xlink:href="https://ocw.mit.edu/courses/electrical-engineering-and-computer-science/6-042j-mathematics-for-computer-science-spring-2015/lecture-slides/MIT6_042JS15_FactoringSAT.pdf" xlink:type="simple">Reducing Factoring to SAT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5.pdf" xlink:type="simple">Session 15 In-Class Questions (PDF)</text:a></text:p>
          </table:table-cell>
          <table:table-cell table:style-name="ce2" office:value-type="string" calcext:value-type="string" table:number-columns-spanned="1" table:number-rows-spanned="2">
            <text:p><text:a xlink:href="https://ocw.mit.edu/courses/electrical-engineering-and-computer-science/6-042j-mathematics-for-computer-science-spring-2015/assignments/MIT6_042JS15_ps6.pdf" xlink:type="simple">Problem Set 6 (PDF)</text:a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tp6-3" xlink:type="simple">2.5 Digraphs: Walks &amp; Path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6.pdf" xlink:type="simple">Chapter 9.1–9.4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WalksPaths.pdf" xlink:type="simple">Digraphs: Walks &amp; Paths (PDF)</text:a></text:p>
            <text:p><text:a xlink:href="https://ocw.mit.edu/courses/electrical-engineering-and-computer-science/6-042j-mathematics-for-computer-science-spring-2015/lecture-slides/MIT6_042JS15_Concted_Vrtics.pdf" xlink:type="simple">Digraphs: Connected Vertice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6.pdf" xlink:type="simple">Session 16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tp7-1" xlink:type="simple">2.6 Directed Acyclic Graph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7.pdf" xlink:type="simple">Chapter 9.5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DAGs.pdf" xlink:type="simple">DAGs (PDF)</text:a></text:p>
            <text:p><text:a xlink:href="https://ocw.mit.edu/courses/electrical-engineering-and-computer-science/6-042j-mathematics-for-computer-science-spring-2015/lecture-slides/MIT6_042JS15_Scheduling.pdf" xlink:type="simple">Scheduling (PDF)</text:a></text:p>
            <text:p><text:a xlink:href="https://ocw.mit.edu/courses/electrical-engineering-and-computer-science/6-042j-mathematics-for-computer-science-spring-2015/lecture-slides/MIT6_042JS15_TimeProcsors.pdf" xlink:type="simple">Time vs Processor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7.pdf" xlink:type="simple">Session 17 In-Class Questions (PDF)</text:a></text:p>
          </table:table-cell>
          <table:table-cell table:style-name="ce2" office:value-type="string" calcext:value-type="string" table:number-columns-spanned="1" table:number-rows-spanned="3">
            <text:p><text:a xlink:href="https://ocw.mit.edu/courses/electrical-engineering-and-computer-science/6-042j-mathematics-for-computer-science-spring-2015/assignments/MIT6_042JS15_ps7.pdf" xlink:type="simple">Problem Set 7 (PDF)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partial-orders-and-equivalence" xlink:type="simple">2.7 Partial Orders and Equivalence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8.pdf" xlink:type="simple">Chapter 9.5–9.11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PartialOrder.pdf" xlink:type="simple">Partial Orders (PDF)</text:a></text:p>
            <text:p><text:a xlink:href="https://ocw.mit.edu/courses/electrical-engineering-and-computer-science/6-042j-mathematics-for-computer-science-spring-2015/lecture-slides/MIT6_042JS15_ReprsentPrtal.pdf" xlink:type="simple">Representing Partial Orders As Subset Relations (PDF)</text:a></text:p>
            <text:p><text:a xlink:href="https://ocw.mit.edu/courses/electrical-engineering-and-computer-science/6-042j-mathematics-for-computer-science-spring-2015/lecture-slides/MIT6_042JS15_EquivRelations.pdf" xlink:type="simple">Equivalence Relation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8.pdf" xlink:type="simple">Session 18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tp7-2" xlink:type="simple">2.8 Degrees &amp; Isomorphism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19.pdf" xlink:type="simple">Chapter 11.1–11.4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Degrees.pdf" xlink:type="simple">Degrees (PDF)</text:a></text:p>
            <text:p><text:a xlink:href="https://ocw.mit.edu/courses/electrical-engineering-and-computer-science/6-042j-mathematics-for-computer-science-spring-2015/lecture-slides/MIT6_042JS15_Isomorphism.pdf" xlink:type="simple">Isomorphism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19.pdf" xlink:type="simple">Session 19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tp7-3" xlink:type="simple">2.9 Coloring &amp; Connectivity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0.pdf" xlink:type="simple">Chapter 11.7–11.9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Coloring.pdf" xlink:type="simple">Coloring (PDF)</text:a></text:p>
            <text:p><text:a xlink:href="https://ocw.mit.edu/courses/electrical-engineering-and-computer-science/6-042j-mathematics-for-computer-science-spring-2015/lecture-slides/MIT6_042JS15_Connectivity.pdf" xlink:type="simple">Connectivity (PDF)</text:a></text:p>
            <text:p><text:a xlink:href="https://ocw.mit.edu/courses/electrical-engineering-and-computer-science/6-042j-mathematics-for-computer-science-spring-2015/lecture-slides/MIT6_042JS15_connectivity.pdf" xlink:type="simple">k-Connectivity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0.pdf" xlink:type="simple">Session 20 In-Class Questions (PDF)</text:a></text:p>
          </table:table-cell>
          <table:table-cell table:style-name="ce2" office:value-type="string" calcext:value-type="string" table:number-columns-spanned="1" table:number-rows-spanned="3">
            <text:p><text:a xlink:href="https://ocw.mit.edu/courses/electrical-engineering-and-computer-science/6-042j-mathematics-for-computer-science-spring-2015/assignments/MIT6_042JS15_ps8.pdf" xlink:type="simple">Problem Set 8 (PDF)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tp8-1" xlink:type="simple">2.10 Tree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1.pdf" xlink:type="simple">Chapter 11.9–11.10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trees.pdf" xlink:type="simple">Trees (PDF)</text:a></text:p>
            <text:p><text:a xlink:href="https://ocw.mit.edu/courses/electrical-engineering-and-computer-science/6-042j-mathematics-for-computer-science-spring-2015/lecture-slides/MIT6_042JS15_treescoloring.pdf" xlink:type="simple">Tree Coloring (PDF)</text:a></text:p>
            <text:p><text:a xlink:href="https://ocw.mit.edu/courses/electrical-engineering-and-computer-science/6-042j-mathematics-for-computer-science-spring-2015/lecture-slides/MIT6_042JS15_SpaingTrees.pdf" xlink:type="simple">Spanning Tree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1.pdf" xlink:type="simple">Session 21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structures/stable-matching" xlink:type="simple">2.11 Stable Matching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2.pdf" xlink:type="simple">Chapter 11.6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stablematchg.pdf" xlink:type="simple">Stable Matching (PDF - 2.6MB)</text:a></text:p>
            <text:p><text:a xlink:href="https://ocw.mit.edu/courses/electrical-engineering-and-computer-science/6-042j-mathematics-for-computer-science-spring-2015/lecture-slides/MIT6_042JS15_Mating_ritual.pdf" xlink:type="simple">Mating Ritual (PDF)</text:a></text:p>
            <text:p><text:a xlink:href="https://ocw.mit.edu/courses/electrical-engineering-and-computer-science/6-042j-mathematics-for-computer-science-spring-2015/lecture-slides/MIT6_042JS15_Optimal.pdf" xlink:type="simple">Optimal Stable Matching (PDF)</text:a></text:p>
            <text:p><text:a xlink:href="https://ocw.mit.edu/courses/electrical-engineering-and-computer-science/6-042j-mathematics-for-computer-science-spring-2015/lecture-slides/MIT6_042JS15_bip_mtchig.pdf" xlink:type="simple">Bipartite Matching (PDF)</text:a></text:p>
            <text:p><text:a xlink:href="https://ocw.mit.edu/courses/electrical-engineering-and-computer-science/6-042j-mathematics-for-computer-science-spring-2015/lecture-slides/MIT6_042JS15_halls_thorem.pdf" xlink:type="simple">Hall's Theorem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2.pdf" xlink:type="simple">Session 22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Exam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exams/MIT6_042JS15_midterm2.pdf" xlink:type="simple">Midterm2</text:a></text:p>
          </table:table-cell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Unit 3: Counting  </text:p>
          </table:table-cell>
          <table:table-cell table:style-name="ce4" table:number-columns-repeated="6"/>
          <table:table-cell table:number-columns-repeated="1017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counting/tp8-2" xlink:type="simple">3.1 Sums &amp; Product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3.pdf" xlink:type="simple">Chapter 13.1–13.5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Arithmetic.pdf" xlink:type="simple">Arithmetic Sums (PDF)</text:a></text:p>
            <text:p><text:a xlink:href="https://ocw.mit.edu/courses/electrical-engineering-and-computer-science/6-042j-mathematics-for-computer-science-spring-2015/lecture-slides/MIT6_042JS16_GeometricSum.pdf" xlink:type="simple">Geometric Sums (PDF)</text:a></text:p>
            <text:p><text:a xlink:href="https://ocw.mit.edu/courses/electrical-engineering-and-computer-science/6-042j-mathematics-for-computer-science-spring-2015/lecture-slides/MIT6_042JS16_BookStacking.pdf" xlink:type="simple">Book Stacking (PDF)</text:a></text:p>
            <text:p><text:a xlink:href="https://ocw.mit.edu/courses/electrical-engineering-and-computer-science/6-042j-mathematics-for-computer-science-spring-2015/lecture-slides/MIT6_042JS16_IntegralMeth.pdf" xlink:type="simple">Integral Method (PDF)</text:a></text:p>
            <text:p><text:a xlink:href="https://ocw.mit.edu/courses/electrical-engineering-and-computer-science/6-042j-mathematics-for-computer-science-spring-2015/lecture-slides/MIT6_042JS16_StirlingForm.pdf" xlink:type="simple">Stirling's Formula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3.pdf" xlink:type="simple">Session 23 In-Class Questions (PDF)</text:a></text:p>
          </table:table-cell>
          <table:table-cell table:style-name="ce2" office:value-type="string" calcext:value-type="string" table:number-columns-spanned="1" table:number-rows-spanned="2">
            <text:p><text:a xlink:href="https://ocw.mit.edu/courses/electrical-engineering-and-computer-science/6-042j-mathematics-for-computer-science-spring-2015/assignments/MIT6_042JS15_ps9.pdf" xlink:type="simple">Problem Set 9 (PDF)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counting/tp8-3" xlink:type="simple">3.2 Asymptotic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4.pdf" xlink:type="simple">Chapter 13.7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AsymNotation.pdf" xlink:type="simple">Asymptotic Notation (PDF)</text:a></text:p>
            <text:p><text:a xlink:href="https://ocw.mit.edu/courses/electrical-engineering-and-computer-science/6-042j-mathematics-for-computer-science-spring-2015/lecture-slides/MIT6_042JS16_AsymProperti.pdf" xlink:type="simple">Asymptotic Properties (PDF)</text:a></text:p>
            <text:p><text:a xlink:href="https://ocw.mit.edu/courses/electrical-engineering-and-computer-science/6-042j-mathematics-for-computer-science-spring-2015/lecture-slides/MIT6_042JS16_AsymBlunders.pdf" xlink:type="simple">Asymptotic Blunder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4.pdf" xlink:type="simple">Session 24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counting/tp9-1" xlink:type="simple">3.3 Counting with Bijection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5.pdf" xlink:type="simple">Chapter 14.1–14.2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SumProduct.pdf" xlink:type="simple">Sum and Product Rules (PDF)</text:a></text:p>
            <text:p><text:a xlink:href="https://ocw.mit.edu/courses/electrical-engineering-and-computer-science/6-042j-mathematics-for-computer-science-spring-2015/lecture-slides/MIT6_042JS16_Bijections.pdf" xlink:type="simple">Counting with Bijection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5.pdf" xlink:type="simple">Session 25 In-Class Questions (PDF)</text:a></text:p>
          </table:table-cell>
          <table:table-cell table:style-name="ce2" office:value-type="string" calcext:value-type="string" table:number-columns-spanned="1" table:number-rows-spanned="3">
            <text:p><text:a xlink:href="https://ocw.mit.edu/courses/electrical-engineering-and-computer-science/6-042j-mathematics-for-computer-science-spring-2015/assignments/MIT6_042JS15_ps10.pdf" xlink:type="simple">Problem Set 10 (PDF)</text:a></text:p>
          </table:table-cell>
          <table:table-cell table:style-name="ce4"/>
          <table:table-cell table:number-columns-repeated="1017"/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counting/tp9-2" xlink:type="simple">3.4 Repetitions &amp; Binomial Theorem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6.pdf" xlink:type="simple">Chapter 14.4–14.7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Generalized.pdf" xlink:type="simple">Generalized Counting Rules (PDF)</text:a></text:p>
            <text:p><text:a xlink:href="https://ocw.mit.edu/courses/electrical-engineering-and-computer-science/6-042j-mathematics-for-computer-science-spring-2015/lecture-slides/MIT6_042JS16_TwoPairPoker.pdf" xlink:type="simple">Two Pair Poker Hands (PDF)</text:a></text:p>
            <text:p><text:a xlink:href="https://ocw.mit.edu/courses/electrical-engineering-and-computer-science/6-042j-mathematics-for-computer-science-spring-2015/lecture-slides/MIT6_042JS16_BinomialTheo.pdf" xlink:type="simple">Binomial Theorem (PDF)</text:a></text:p>
            <text:p><text:a xlink:href="https://ocw.mit.edu/courses/electrical-engineering-and-computer-science/6-042j-mathematics-for-computer-science-spring-2015/lecture-slides/MIT6_042JS16_Bookkeeper.pdf" xlink:type="simple">Bookkeeper Rule, Multinomial Theorem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6.pdf" xlink:type="simple">Session 26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counting/tp10-1" xlink:type="simple">3.5 Pigeonhole Principle, Inclusion-Exclusion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7.pdf" xlink:type="simple">Chapter 14.8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6_ThePigeonhol.pdf" xlink:type="simple">The Pigeonhole Principle (PDF)</text:a></text:p>
            <text:p><text:a xlink:href="https://ocw.mit.edu/courses/electrical-engineering-and-computer-science/6-042j-mathematics-for-computer-science-spring-2015/lecture-slides/MIT6_042JS15_InculionExcl.pdf" xlink:type="simple">Inclusion-Exclusion (PDF)</text:a></text:p>
            <text:p><text:a xlink:href="https://ocw.mit.edu/courses/electrical-engineering-and-computer-science/6-042j-mathematics-for-computer-science-spring-2015/lecture-slides/MIT6_042JS16_InclExclEx.pdf" xlink:type="simple">Inclusion-Exclusion: 2 Set Proof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7.pdf" xlink:type="simple">Session 27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Exam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exams/MIT6_042JS15_midterm3.pdf" xlink:type="simple">Midterm3</text:a></text:p>
          </table:table-cell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Unit 4: Probability  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bability/tp11-2" xlink:type="simple">4.1 Intro to Discrete Probability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8.pdf" xlink:type="simple">Chapter 16.1–16.5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tree_model.pdf" xlink:type="simple">Tree Model (PDF)</text:a></text:p>
            <text:p><text:a xlink:href="https://ocw.mit.edu/courses/electrical-engineering-and-computer-science/6-042j-mathematics-for-computer-science-spring-2015/lecture-slides/MIT6_042JS15_SmplifiedMonty.pdf" xlink:type="simple">Simplified Monty Hall Tree (PDF)</text:a></text:p>
            <text:p><text:a xlink:href="https://ocw.mit.edu/courses/electrical-engineering-and-computer-science/6-042j-mathematics-for-computer-science-spring-2015/lecture-slides/MIT6_042JS15_SampleSpaces.pdf" xlink:type="simple">Sample Spaces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8.pdf" xlink:type="simple">Session 28 In-Class Questions (PDF)</text:a></text:p>
          </table:table-cell>
          <table:table-cell table:style-name="ce2" office:value-type="string" calcext:value-type="string" table:number-columns-spanned="1" table:number-rows-spanned="2">
            <text:p><text:a xlink:href="https://ocw.mit.edu/courses/electrical-engineering-and-computer-science/6-042j-mathematics-for-computer-science-spring-2015/assignments/MIT6_042JS15_ps11.pdf" xlink:type="simple">Problem Set 11 (PDF)</text:a></text:p>
          </table:table-cell>
          <table:table-cell table:style-name="ce4"/>
          <table:table-cell table:number-columns-repeated="1017"/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bability/tp12-1" xlink:type="simple">4.2 Conditional Probability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29.pdf" xlink:type="simple">Chapter 17.1–17.5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ConditProbability.pdf" xlink:type="simple">Conditional Probability (PDF)</text:a></text:p>
            <text:p><text:a xlink:href="https://ocw.mit.edu/courses/electrical-engineering-and-computer-science/6-042j-mathematics-for-computer-science-spring-2015/lecture-slides/MIT6_042JS15_LawTotalProbab.pdf" xlink:type="simple">Law Of Total Probability (PDF)</text:a></text:p>
            <text:p><text:a xlink:href="https://ocw.mit.edu/courses/electrical-engineering-and-computer-science/6-042j-mathematics-for-computer-science-spring-2015/lecture-slides/MIT6_042JS15_BayesTheorm.pdf" xlink:type="simple">Bayes' Theorem (PDF)</text:a></text:p>
            <text:p><text:a xlink:href="https://ocw.mit.edu/courses/electrical-engineering-and-computer-science/6-042j-mathematics-for-computer-science-spring-2015/lecture-slides/MIT6_042JS15_MontyHallConfus.pdf" xlink:type="simple">Monty Hall Problem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29.pdf" xlink:type="simple">Session 29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bability/tp12-2" xlink:type="simple">4.3 Independence &amp; Causality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30.pdf" xlink:type="simple">Chapter 17.7–17.8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Independence.pdf" xlink:type="simple">Independence (PDF)</text:a></text:p>
            <text:p><text:a xlink:href="https://ocw.mit.edu/courses/electrical-engineering-and-computer-science/6-042j-mathematics-for-computer-science-spring-2015/lecture-slides/MIT6_042JS15_MutualIndepend.pdf" xlink:type="simple">Mutual Independence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30.pdf" xlink:type="simple">Session 30 In-Class Questions (PDF)</text:a></text:p>
          </table:table-cell>
          <table:table-cell table:style-name="ce2" office:value-type="string" calcext:value-type="string" table:number-columns-spanned="1" table:number-rows-spanned="3">
            <text:p><text:a xlink:href="https://ocw.mit.edu/courses/electrical-engineering-and-computer-science/6-042j-mathematics-for-computer-science-spring-2015/assignments/MIT6_042JS15_ps12.pdf" xlink:type="simple">Problem Set 12 (PDF)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bability/tp12-3" xlink:type="simple">4.4 Random Variables, Density Function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31.pdf" xlink:type="simple">Chapter 18.1–18.3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BigerNmberGme.pdf" xlink:type="simple">Bigger Number Game (PDF)</text:a></text:p>
            <text:p><text:a xlink:href="https://ocw.mit.edu/courses/electrical-engineering-and-computer-science/6-042j-mathematics-for-computer-science-spring-2015/lecture-slides/MIT6_042JS15_RandomVaribles.pdf" xlink:type="simple">Random Variables: Independence (PDF)</text:a></text:p>
            <text:p><text:a xlink:href="https://ocw.mit.edu/courses/electrical-engineering-and-computer-science/6-042j-mathematics-for-computer-science-spring-2015/lecture-slides/MIT6_042JS15_UniformBinomial.pdf" xlink:type="simple">Random Variables: Uniform &amp; Binomial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31.pdf" xlink:type="simple">Session 31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bability/tp13-1" xlink:type="simple">4.5 Expectation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32.pdf" xlink:type="simple">Chapter 18.4–18.5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Expectation.pdf" xlink:type="simple">Expectation (PDF)</text:a></text:p>
            <text:p><text:a xlink:href="https://ocw.mit.edu/courses/electrical-engineering-and-computer-science/6-042j-mathematics-for-computer-science-spring-2015/lecture-slides/MIT6_042JS15_ExpectNumber.pdf" xlink:type="simple">Expected Number Of Heads (PDF)</text:a></text:p>
            <text:p><text:a xlink:href="https://ocw.mit.edu/courses/electrical-engineering-and-computer-science/6-042j-mathematics-for-computer-science-spring-2015/lecture-slides/MIT6_042JS15_TotalExpectatn.pdf" xlink:type="simple">Total Expectation (PDF)</text:a></text:p>
            <text:p><text:a xlink:href="https://ocw.mit.edu/courses/electrical-engineering-and-computer-science/6-042j-mathematics-for-computer-science-spring-2015/lecture-slides/MIT6_042JS15_MeanTimeFailure.pdf" xlink:type="simple">Mean Time To Failure (PDF)</text:a></text:p>
            <text:p><text:a xlink:href="https://ocw.mit.edu/courses/electrical-engineering-and-computer-science/6-042j-mathematics-for-computer-science-spring-2015/lecture-slides/MIT6_042JS15_LinearityExpect.pdf" xlink:type="simple">Linearity Of Expectation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32.pdf" xlink:type="simple">Session 32 In-Class Questions (PDF)</text:a></text:p>
          </table:table-cell>
          <table:covered-table-cell table:style-name="ce4"/>
          <table:table-cell table:style-name="ce4"/>
          <table:table-cell table:number-columns-repeated="1017"/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bability/tp13-2" xlink:type="simple">4.6 Deviation: Markov &amp; Chebyshev Bounds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33.pdf" xlink:type="simple">Chapter 19.1–19.3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DeviatTheMean.pdf" xlink:type="simple">Deviation From The Mean (PDF)</text:a></text:p>
            <text:p><text:a xlink:href="https://ocw.mit.edu/courses/electrical-engineering-and-computer-science/6-042j-mathematics-for-computer-science-spring-2015/lecture-slides/MIT6_042JS15_MarkovBounds.pdf" xlink:type="simple">Markov Bounds (PDF)</text:a></text:p>
            <text:p><text:a xlink:href="https://ocw.mit.edu/courses/electrical-engineering-and-computer-science/6-042j-mathematics-for-computer-science-spring-2015/lecture-slides/MIT6_042JS15_ChebyhevBouds.pdf" xlink:type="simple">Chebyshev Bounds (PDF)</text:a></text:p>
            <text:p><text:a xlink:href="https://ocw.mit.edu/courses/electrical-engineering-and-computer-science/6-042j-mathematics-for-computer-science-spring-2015/lecture-slides/MIT6_042JS15_Variance.pdf" xlink:type="simple">Variance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33.pdf" xlink:type="simple">Session 33 In-Class Questions (PDF)</text:a></text:p>
          </table:table-cell>
          <table:table-cell table:style-name="ce2" office:value-type="string" calcext:value-type="string" table:number-columns-spanned="1" table:number-rows-spanned="4">
            <text:p>No Assignment</text:p>
          </table:table-cell>
          <table:table-cell table:style-name="ce4"/>
          <table:table-cell table:number-columns-repeated="1017"/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bability/tp14-1" xlink:type="simple">4.7 Sampling &amp; Confidence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34.pdf" xlink:type="simple">Chapter 19.4–19.5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LawLrgeNumbr.pdf" xlink:type="simple">Law of Large Numbers (PDF)</text:a></text:p>
            <text:p><text:a xlink:href="https://ocw.mit.edu/courses/electrical-engineering-and-computer-science/6-042j-mathematics-for-computer-science-spring-2015/lecture-slides/MIT6_042JS15_IndependSmpling.pdf" xlink:type="simple">Independent Sampling Theorem (PDF)</text:a></text:p>
            <text:p><text:a xlink:href="https://ocw.mit.edu/courses/electrical-engineering-and-computer-science/6-042j-mathematics-for-computer-science-spring-2015/lecture-slides/MIT6_042JS15_Birthday.pdf" xlink:type="simple">Birthday Matching (PDF)</text:a></text:p>
            <text:p><text:a xlink:href="https://ocw.mit.edu/courses/electrical-engineering-and-computer-science/6-042j-mathematics-for-computer-science-spring-2015/lecture-slides/MIT6_042JS15_SmplingConfid.pdf" xlink:type="simple">Sampling and Confidence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34.pdf" xlink:type="simple">Session 34 In-Class Questions (PDF)</text:a></text:p>
          </table:table-cell>
          <table:covered-table-cell table:style-name="ce2"/>
          <table:table-cell table:style-name="ce4"/>
          <table:table-cell table:number-columns-repeated="1017"/>
        </table:table-row>
        <table:table-row table:style-name="ro2">
          <table:table-cell table:style-name="Default" office:value-type="string" calcext:value-type="string">
            <text:p>Exam</text:p>
          </table:table-cell>
          <table:table-cell table:style-name="Default" office:value-type="string" calcext:value-type="string">
            <text:p><text:a xlink:href="https://ocw.mit.edu/courses/electrical-engineering-and-computer-science/6-042j-mathematics-for-computer-science-spring-2015/exams/MIT6_042JS15_finalexam.pdf" xlink:type="simple">Final Exam</text:a></text:p>
          </table:table-cell>
          <table:table-cell table:style-name="Default" table:number-columns-repeated="3"/>
          <table:covered-table-cell table:style-name="ce4"/>
          <table:table-cell table:style-name="ce4"/>
          <table:table-cell table:number-columns-repeated="1017"/>
        </table:table-row>
        <table:table-row table:style-name="ro1" table:visibility="collapse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probability/random-walks-pagerank" xlink:type="simple">4.8 Random Walks &amp; Pagerank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readings/MIT6_042JS15_Session35.pdf" xlink:type="simple">Chapter 20.2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lecture-slides/MIT6_042JS15_RandomWalks.pdf" xlink:type="simple">Random Walks (PDF)</text:a></text:p>
            <text:p><text:a xlink:href="https://ocw.mit.edu/courses/electrical-engineering-and-computer-science/6-042j-mathematics-for-computer-science-spring-2015/lecture-slides/MIT6_042JS15_StatinaryDist.pdf" xlink:type="simple">Stationary Distributions (PDF)</text:a></text:p>
            <text:p><text:a xlink:href="https://ocw.mit.edu/courses/electrical-engineering-and-computer-science/6-042j-mathematics-for-computer-science-spring-2015/lecture-slides/MIT6_042JS15_Pagerank.pdf" xlink:type="simple">Pagerank (PDF)</text:a></text:p>
          </table:table-cell>
          <table:table-cell table:style-name="ce2" office:value-type="string" calcext:value-type="string">
            <text:p><text:a xlink:href="https://ocw.mit.edu/courses/electrical-engineering-and-computer-science/6-042j-mathematics-for-computer-science-spring-2015/in-class-questions/MIT6_042JS15_cp35.pdf" xlink:type="simple">Session 35 In-Class Questions (PDF)</text:a></text:p>
          </table:table-cell>
          <table:covered-table-cell table:style-name="ce4"/>
          <table:table-cell table:number-columns-repeated="1018"/>
        </table:table-row>
        <table:table-row table:style-name="ro2" table:visibility="collapse" table:number-rows-repeated="1048531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Sheet2" table:style-name="ta1">
        <table:table-column table:style-name="co2" table:default-cell-style-name="ce6"/>
        <table:table-row table:style-name="ro2">
          <table:table-cell table:style-name="ce5" office:value-type="string" calcext:value-type="string">
            <text:p>COURSEWARE</text:p>
          </table:table-cell>
        </table:table-row>
        <table:table-row table:style-name="ro2">
          <table:table-cell table:style-name="Default"/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tp1-1" xlink:type="simple">1.1 Intro to Proof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tp1-2" xlink:type="simple">1.2 Proof Method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tp2-1" xlink:type="simple">1.3 Well Ordering Principle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tp2-2" xlink:type="simple">1.4 Logic &amp; Proposition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tp3-1" xlink:type="simple">1.5 Quantifiers &amp; Predicate Logic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tp3-2" xlink:type="simple">1.6 Set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tp3-3" xlink:type="simple">1.7 Binary Relation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tp4-1" xlink:type="simple">1.8 Induction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tp4-2" xlink:type="simple">1.9 State Machines - Invariant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recursive-definition" xlink:type="simple">1.10 Recursive Definition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ofs/tp4-3" xlink:type="simple">1.11 Infinite Sets</text:a></text:p>
          </table:table-cell>
        </table:table-row>
        <table:table-row table:style-name="ro2">
          <table:table-cell table:style-name="Default"/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tp5-1" xlink:type="simple">2.1 GCD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tp5-2" xlink:type="simple">2.2 Congruence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tp6-1" xlink:type="simple">2.3 Euler's Theorem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tp6-2" xlink:type="simple">2.4 RSA Encryption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tp6-3" xlink:type="simple">2.5 Digraphs: Walks &amp; Path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tp7-1" xlink:type="simple">2.6 Directed Acyclic Graphs (DAGs) &amp; Scheduling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partial-orders-and-equivalence" xlink:type="simple">2.7 Partial Orders and Equivalence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tp7-2" xlink:type="simple">2.8 Degrees &amp; Isomorphism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tp7-3" xlink:type="simple">2.9 Coloring &amp; Connectivity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tp8-1" xlink:type="simple">2.10 Tree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structures/stable-matching" xlink:type="simple">2.11 Stable Matching</text:a></text:p>
          </table:table-cell>
        </table:table-row>
        <table:table-row table:style-name="ro2">
          <table:table-cell table:style-name="Default"/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counting/tp8-2" xlink:type="simple">3.1 Sums &amp; Product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counting/tp8-3" xlink:type="simple">3.2 Asymptotic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counting/tp9-1" xlink:type="simple">3.3 Counting with Bijection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counting/tp9-2" xlink:type="simple">3.4 Repetitions &amp; Binomial Theorem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counting/tp10-1" xlink:type="simple">3.5 Pigeonhole Principle, Inclusion-Exclusion</text:a></text:p>
          </table:table-cell>
        </table:table-row>
        <table:table-row table:style-name="ro2">
          <table:table-cell table:style-name="Default"/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bability/tp11-2" xlink:type="simple">4.1 Intro to Discrete Probability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bability/tp12-1" xlink:type="simple">4.2 Conditional Probability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bability/tp12-2" xlink:type="simple">4.3 Independence &amp; Causality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bability/tp12-3" xlink:type="simple">4.4 Random Variables, Density Function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bability/tp13-1" xlink:type="simple">4.5 Expectation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bability/tp13-2" xlink:type="simple">4.6 Deviation: Markov &amp; Chebyshev Bounds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bability/tp14-1" xlink:type="simple">4.7 Sampling &amp; Confidence</text:a></text:p>
          </table:table-cell>
        </table:table-row>
        <table:table-row table:style-name="ro2">
          <table:table-cell office:value-type="string" calcext:value-type="string">
            <text:p><text:a xlink:href="https://ocw.mit.edu/courses/electrical-engineering-and-computer-science/6-042j-mathematics-for-computer-science-spring-2015/probability/random-walks-pagerank" xlink:type="simple">4.8 Random Walks &amp; Pagerank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07:43:12.961203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obrinskiy</meta:initial-creator>
    <meta:creation-date>2017-05-12T22:51:00.094549877</meta:creation-date>
    <dc:date>2017-05-13T08:38:32.254227426</dc:date>
    <dc:creator>David Dobrinskiy</dc:creator>
    <meta:editing-duration>PT1H8M8S</meta:editing-duration>
    <meta:editing-cycles>4</meta:editing-cycles>
    <meta:generator>LibreOffice/4.2.8.2$Linux_X86_64 LibreOffice_project/420m0$Build-2</meta:generator>
    <meta:document-statistic meta:table-count="2" meta:cell-count="244" meta:object-count="0"/>
  </office:meta>
</office:document-meta>
</file>